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weight="normal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T4" style:family="text"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T5" style:family="text">
      <style:text-properties style:font-name="Times New Roman"/>
    </style:style>
    <style:style style:name="T6" style:family="text">
      <style:text-properties fo:font-size="6pt"/>
    </style:style>
    <style:style style:name="T7" style:family="text">
      <style:text-properties style:font-name-asian="Times-Roman"/>
    </style:style>
    <style:style style:name="T8" style:family="text">
      <style:text-properties style:font-size-asian="6pt"/>
    </style:style>
    <style:style style:name="T9" style:family="text">
      <style:text-properties style:font-weight-asian="normal"/>
    </style:style>
    <style:style style:name="T10" style:family="text">
      <style:text-properties style:font-name-complex="Times-Roman"/>
    </style:style>
    <style:style style:name="T11" style:family="text">
      <style:text-properties style:font-size-complex="6pt"/>
    </style:style>
    <style:style style:name="T12" style:family="text">
      <style:text-properties style:font-weight-complex="normal"/>
    </style:style>
    <style:style style:name="T13" style:family="text">
      <style:text-properties style:font-name="Bitstream Vera Sans Mono" fo:font-size="11pt" fo:font-style="normal" style:font-name-asian="Bitstream Vera Sans Mono" style:font-size-asian="11pt" style:font-style-asian="normal" style:font-name-complex="Bitstream Vera Sans Mono" style:font-size-complex="11pt" style:font-style-complex="normal"/>
    </style:style>
    <style:style style:name="T14" style:family="text">
      <style:text-properties style:font-name="Bitstream Vera Sans Mono" fo:font-style="normal" style:font-name-asian="Bitstream Vera Sans Mono" style:font-style-asian="normal" style:font-name-complex="Bitstream Vera Sans Mono" style:font-style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variable-decls>
        <text:variable-decl office:value-type="string" text:name="ApoioNum"/>
        <text:variable-decl office:value-type="string" text:name="Cadeira"/>
        <text:variable-decl office:value-type="string" text:name="Semestre"/>
        <text:variable-decl office:value-type="string" text:name="Anolectiv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i: Taxa de Juro por unidade de Tempo</text:span></text:p>
      <text:p text:style-name="P7"><text:span text:style-name="T3">n: Numero de unidades de tempo no período em consideração</text:span></text:p>
      <text:p text:style-name="P7"><text:span text:style-name="T3"><draw:frame draw:style-name="fr1" draw:name="Object1" text:anchor-type="as-char" svg:width="0.46cm" svg:height="0.235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3">: Capital aplicado no Momento Inicial. </text:span><text:span text:style-name="T4">Valor Actual</text:span></text:p>
      <text:p text:style-name="P7"><text:span text:style-name="T3"><draw:frame draw:style-name="fr1" draw:name="Object2" text:anchor-type="as-char" svg:width="0.46cm" svg:height="0.235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3">: Valor do Capital inicial capitalizado ao longo de t unidade de tempo. </text:span><text:span text:style-name="T4">Valor Final</text:span></text:p>
      <text:p text:style-name="P3"/>
      <text:p text:style-name="P5">Capitalização</text:p>
      <text:p text:style-name="P3"><draw:frame draw:style-name="fr1" draw:name="Object3" text:anchor-type="as-char" svg:width="1.586cm" svg:height="0.272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5">Actualização</text:p>
      <text:p text:style-name="P3"><draw:frame draw:style-name="fr1" draw:name="Object4" text:anchor-type="as-char" svg:width="2.93cm" svg:height="0.53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5">Valor Capitalizado de uma anuidade</text:p>
      <text:p text:style-name="P3"><draw:frame draw:style-name="fr1" draw:name="Object5" text:anchor-type="as-char" svg:width="1.85cm" svg:height="0.57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5">Valor Actualizado de uma anuidade</text:p>
      <text:p text:style-name="P3"><draw:frame draw:style-name="fr1" draw:name="Object6" text:anchor-type="as-char" svg:width="1.75cm" svg:height="0.57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5">Anuidade Necessária para fazer face a um pagamento futuro</text:p>
      <text:p text:style-name="P3"><draw:frame draw:style-name="fr1" draw:name="Object7" text:anchor-type="as-char" svg:width="2.605cm" svg:height="2.602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5">Anuidade Necessária para Esgotar um Valor Presente</text:p>
      <text:p text:style-name="P3"><draw:frame draw:style-name="fr1" draw:name="Object8" text:anchor-type="as-char" svg:width="1.473cm" svg:height="0.864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5">VAL (NVP)</text:p>
      <text:p text:style-name="P3"><draw:frame draw:style-name="fr1" draw:name="Object9" text:anchor-type="as-char" svg:width="2.011cm" svg:height="0.57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5">TIR(IRR)</text:p>
      <text:p text:style-name="P6"><text:span text:style-name="T14"><draw:frame draw:style-name="fr1" draw:name="Object10" text:anchor-type="as-char" svg:width="3.939cm" svg:height="0.5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6pt" style:font-name-asian="OpenSymbol" style:font-size-asian="10.5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3" fo:column-gap="0.254cm">
          <style:column style:rel-width="21845*" fo:start-indent="0cm" fo:end-indent="0.127cm"/>
          <style:column style:rel-width="21845*" fo:start-indent="0.127cm" fo:end-indent="0.127cm"/>
          <style:column style:rel-width="21845*" fo:start-indent="0.127cm" fo:end-indent="0cm"/>
        </style:columns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ApoioNum"/>
          <text:variable-decl office:value-type="string" text:name="Cadeira"/>
          <text:variable-decl office:value-type="string" text:name="Semestre"/>
        </text:variable-decls>
        <text:p text:style-name="MP1">Licenciatura Informática e Computadores :: Semestre <text:variable-set text:name="Semestre" office:value-type="string">IV</text:variable-set>:: <text:variable-set text:name="Cadeira" office:value-type="string">EGP</text:variable-set> :: Folha de Apoio <text:variable-set text:name="ApoioNum" office:value-type="string">II</text:variable-set></text:p>
      </style:header>
      <style:footer>
        <text:variable-decls>
          <text:variable-decl office:value-type="string" text:name="Anolectivo"/>
          <text:variable-decl office:value-type="string" text:name="Semestre"/>
        </text:variable-decls>
        <text:p text:style-name="MP2">Nuno Cancelo :: 31401 :: ISEL :: Semestre <text:variable-set text:name="Semestre" office:value-type="string">IV</text:variable-set> :: Ano Lectivo <text:variable-set text:name="Anolectivo" office:value-type="string">2009/2010</text:variable-s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5T11:17:15</meta:creation-date>
    <meta:editing-duration>PT02H56M33S</meta:editing-duration>
    <meta:editing-cycles>5</meta:editing-cycles>
    <meta:generator>OpenOffice.org/3.1$Linux OpenOffice.org_project/310m19$Build-9420</meta:generator>
    <meta:initial-creator>Nuno Cancelo</meta:initial-creator>
    <dc:date>2010-05-15T14:13:48</dc:date>
    <dc:creator>Nuno Cancelo</dc:creator>
    <meta:document-statistic meta:table-count="0" meta:image-count="0" meta:object-count="10" meta:page-count="1" meta:paragraph-count="22" meta:word-count="98" meta:character-count="6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 math:fontstyle="italic">VA</math:mi>
    <math:annotation math:encoding="StarMath 5.0">V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TIR</math:mi>
        <math:mo math:stretchy="false">=</math:mo>
        <math:mrow>
          <math:mo math:stretchy="false">(</math:mo>
          <math:mrow>
            <math:mi math:fontstyle="italic">VAL</math:mi>
            <math:mo math:stretchy="false">=</math:mo>
            <math:mn>0</math:mn>
          </math:mrow>
          <math:mo math:stretchy="false">)</math:mo>
        </math:mrow>
      </math:mrow>
      <math:mo math:stretchy="false">⇔</math:mo>
      <math:mrow>
        <math:mi math:fontstyle="italic">TIR</math:mi>
        <math:mo math:stretchy="false">=</math:mo>
        <math:mrow>
          <math:mo math:stretchy="false">(</math:mo>
          <math:mrow>
            <math:mrow>
              <math:munderover>
                <math:mo math:stretchy="false">∑</math:mo>
                <math:mn>0</math:mn>
                <math:mi>n</math:mi>
              </math:munderover>
              <math:mrow>
                <math:msub>
                  <math:mi>V</math:mi>
                  <math:mi>t</math:mi>
                </math:msub>
                <math:mo math:stretchy="false">∗</math:mo>
                <math:msup>
                  <math:mrow>
                    <math:mo math:stretchy="false">(</math:mo>
                    <math:mrow>
                      <math:mn>1</math:mn>
                      <math:mo math:stretchy="false">+</math:mo>
                      <math:mi>i</math:mi>
                    </math:mrow>
                    <math:mo math:stretchy="false">)</math:mo>
                  </math:mrow>
                  <math:mrow>
                    <math:mo math:stretchy="false">−</math:mo>
                    <math:mi>t</math:mi>
                  </math:mrow>
                </math:msup>
              </math:mrow>
            </math:mrow>
            <math:mo math:stretchy="false">=</math:mo>
            <math:mn>0</math:mn>
          </math:mrow>
          <math:mo math:stretchy="false">)</math:mo>
        </math:mrow>
      </math:mrow>
    </math:mrow>
    <math:annotation math:encoding="StarMath 5.0">TIR = (VAL = 0) dlrarrow TIR = (SUM from{0} to{n} {V_t*(1+i)^{-t}} = 0 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 math:fontstyle="italic">VF</math:mi>
    <math:annotation math:encoding="StarMath 5.0">V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VF</math:mi>
      <math:mo math:stretchy="false">=</math:mo>
      <math:mrow>
        <math:mi math:fontstyle="italic">VA</math:mi>
        <math:mo math:stretchy="false">∗</math:mo>
        <math:msup>
          <math:mrow>
            <math:mo math:stretchy="false">(</math:mo>
            <math:mrow>
              <math:mn>1</math:mn>
              <math:mo math:stretchy="false">+</math:mo>
              <math:mi>i</math:mi>
            </math:mrow>
            <math:mo math:stretchy="false">)</math:mo>
          </math:mrow>
          <math:mi>t</math:mi>
        </math:msup>
      </math:mrow>
    </math:mrow>
    <math:annotation math:encoding="StarMath 5.0">VF = VA*(1+i)^t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A</math:mi>
        <math:mo math:stretchy="false">=</math:mo>
        <math:mfrac>
          <math:mi math:fontstyle="italic">VF</math:mi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i>t</math:mi>
          </math:msup>
        </math:mfrac>
      </math:mrow>
      <math:mo math:stretchy="false">⇔</math:mo>
      <math:mrow>
        <math:mi math:fontstyle="italic">VA</math:mi>
        <math:mo math:stretchy="false">=</math:mo>
        <math:mrow>
          <math:mi math:fontstyle="italic">VF</math:mi>
          <math:mo math:stretchy="false">∗</math:mo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row>
              <math:mo math:stretchy="false">−</math:mo>
              <math:mi>t</math:mi>
            </math:mrow>
          </math:msup>
        </math:mrow>
      </math:mrow>
    </math:mrow>
    <math:annotation math:encoding="StarMath 5.0">VA = VF over {(1+i)^t} dlrarrow VA = VF*(1+i)^{-t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n</math:mi>
      </math:msub>
      <math:mo math:stretchy="false">=</math:mo>
      <math:mrow>
        <math:mi>a</math:mi>
        <math:mo math:stretchy="false">∗</math:mo>
        <math:mrow>
          <math:munderover>
            <math:mo math:stretchy="false">∑</math:mo>
            <math:mn>0</math:mn>
            <math:mi>n</math:mi>
          </math:munderover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row>
              <math:mi>n</math:mi>
              <math:mo math:stretchy="false">−</math:mo>
              <math:mn>1</math:mn>
            </math:mrow>
          </math:msup>
        </math:mrow>
      </math:mrow>
    </math:mrow>
    <math:annotation math:encoding="StarMath 5.0">S_n = a*SUM from{0} to{n} {(1+i)^{n-1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0</math:mn>
      </math:msub>
      <math:mo math:stretchy="false">=</math:mo>
      <math:mrow>
        <math:mi>a</math:mi>
        <math:mo math:stretchy="false">∗</math:mo>
        <math:mrow>
          <math:munderover>
            <math:mo math:stretchy="false">∑</math:mo>
            <math:mn>0</math:mn>
            <math:mi>n</math:mi>
          </math:munderover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row>
              <math:mo math:stretchy="false">−</math:mo>
              <math:mi>n</math:mi>
            </math:mrow>
          </math:msup>
        </math:mrow>
      </math:mrow>
    </math:mrow>
    <math:annotation math:encoding="StarMath 5.0">a_0 = a*SUM from{0} to{n} (1+i)^{-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>a</math:mi>
              <math:mo math:stretchy="false">=</math:mo>
              <math:mrow>
                <math:mfrac>
                  <math:msub>
                    <math:mi>S</math:mi>
                    <math:mi>n</math:mi>
                  </math:msub>
                  <math:mrow>
                    <math:munderover>
                      <math:mo math:stretchy="false">∑</math:mo>
                      <math:mn>0</math:mn>
                      <math:mi>n</math:mi>
                    </math:munderover>
                    <math:msup>
                      <math:mrow>
                        <math:mo math:stretchy="false">(</math:mo>
                        <math:mrow>
                          <math:mn>1</math:mn>
                          <math:mo math:stretchy="false">+</math:mo>
                          <math:mi>i</math:mi>
                        </math:mrow>
                        <math:mo math:stretchy="false">)</math:mo>
                      </math:mrow>
                      <math:mrow>
                        <math:mo math:stretchy="false">(</math:mo>
                        <math:mrow>
                          <math:mi>n</math:mi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sup>
                  </math:mrow>
                </math:mfrac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row>
              <math:mi>a</math:mi>
              <math:mo math:stretchy="false">=</math:mo>
              <math:mrow>
                <math:msub>
                  <math:mi>S</math:mi>
                  <math:mi>n</math:mi>
                </math:msub>
                <math:mo math:stretchy="false">∗</math:mo>
                <math:mrow>
                  <math:munderover>
                    <math:mo math:stretchy="false">∑</math:mo>
                    <math:mn>0</math:mn>
                    <math:mi>n</math:mi>
                  </math:munderover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i>i</math:mi>
                      </math:mrow>
                      <math:mo math:stretchy="false">)</math:mo>
                    </math:mrow>
                    <math:msup>
                      <math:mrow>
                        <math:mo math:stretchy="false">(</math:mo>
                        <math:mrow>
                          <math:mi>n</math:mi>
                          <math:mo math:stretchy="false">−</math:mo>
                          <math:mn>1</math:mn>
                        </math:mrow>
                        <math:mo math:stretchy="false">)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</math:msup>
                </math:mrow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row>
              <math:mi>a</math:mi>
              <math:mo math:stretchy="false">=</math:mo>
              <math:mrow>
                <math:msub>
                  <math:mi>S</math:mi>
                  <math:mi>n</math:mi>
                </math:msub>
                <math:mo math:stretchy="false">∗</math:mo>
                <math:mrow>
                  <math:munderover>
                    <math:mo math:stretchy="false">∑</math:mo>
                    <math:mn>0</math:mn>
                    <math:mi>n</math:mi>
                  </math:munderover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i>i</math:mi>
                      </math:mrow>
                      <math:mo math:stretchy="false">)</math:mo>
                    </math:mrow>
                    <math:mrow>
                      <math:mrow>
                        <math:mo math:stretchy="false">(</math:mo>
                        <math:mrow>
                          <math:mi>n</math:mi>
                          <math:mo math:stretchy="false">−</math:mo>
                          <math:mn>1</math:mn>
                        </math:mrow>
                        <math:mo math:stretchy="false">)</math:mo>
                      </math:mrow>
                      <math:mo math:stretchy="false">∗</math:mo>
                      <math:mrow>
                        <math:mo math:stretchy="false">−</math:mo>
                        <math:mn>1</math:mn>
                      </math:mrow>
                    </math:mrow>
                  </math:msup>
                </math:mrow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row>
              <math:mi>a</math:mi>
              <math:mo math:stretchy="false">=</math:mo>
              <math:mrow>
                <math:msub>
                  <math:mi>S</math:mi>
                  <math:mi>n</math:mi>
                </math:msub>
                <math:mo math:stretchy="false">∗</math:mo>
                <math:mrow>
                  <math:munderover>
                    <math:mo math:stretchy="false">∑</math:mo>
                    <math:mn>0</math:mn>
                    <math:mi>n</math:mi>
                  </math:munderover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i>i</math:mi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n>1</math:mn>
                        <math:mo math:stretchy="false">−</math:mo>
                        <math:mi>n</math:mi>
                      </math:mrow>
                      <math:mo math:stretchy="false">)</math:mo>
                    </math:mrow>
                  </math:msup>
                </math:mrow>
              </math:mrow>
            </math:mrow>
          </math:mrow>
        </math:mrow>
      </math:mtr>
    </math:mtable>
    <math:annotation math:encoding="StarMath 5.0">alignL a = {alignC {S_n} over {SUM from{0} to{n} (1+i)^(n-1)} }dlrarrow newline 
alignL dlrarrow a = {S_n} * {SUM from{0} to{n} (1+i)^{(n-1)^{-1}}} dlrarrow newline
alignL dlrarrow a = {S_n} * {SUM from{0} to{n} (1+i)^{(n-1)*{-1}}} dlrarrow newline 
alignL dlrarrow a = {S_n} * {SUM from{0} to{n} (1+i)^{(1-n)}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sub>
          <math:mi>a</math:mi>
          <math:mn>0</math:mn>
        </math:msub>
        <math:mrow>
          <math:munderover>
            <math:mo math:stretchy="false">∑</math:mo>
            <math:mn>0</math:mn>
            <math:mi>n</math:mi>
          </math:munderover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row>
              <math:mo math:stretchy="false">−</math:mo>
              <math:mi>n</math:mi>
            </math:mrow>
          </math:msup>
        </math:mrow>
      </math:mfrac>
    </math:mrow>
    <math:annotation math:encoding="StarMath 5.0">a = {a_0} over {SUM from{0} to{n} (1+i)^{-n}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VAL</math:mi>
      <math:mo math:stretchy="false">=</math:mo>
      <math:mrow>
        <math:munderover>
          <math:mo math:stretchy="false">∑</math:mo>
          <math:mn>0</math:mn>
          <math:mi>n</math:mi>
        </math:munderover>
        <math:mrow>
          <math:msub>
            <math:mi>V</math:mi>
            <math:mi>t</math:mi>
          </math:msub>
          <math:mo math:stretchy="false">∗</math:mo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row>
              <math:mo math:stretchy="false">−</math:mo>
              <math:mi>t</math:mi>
            </math:mrow>
          </math:msup>
        </math:mrow>
      </math:mrow>
    </math:mrow>
    <math:annotation math:encoding="StarMath 5.0">VAL = SUM from{0} to{n} {V_t*(1+i)^{-t}}</math:annotation>
  </math:semantics>
</math:math>
</file>